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rri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, дел</text:p>
          </table:table-cell>
          <table:table-cell office:value-type="string" calcext:value-type="string">
            <text:p>Y, дел</text:p>
          </table:table-cell>
          <table:table-cell office:value-type="string" calcext:value-type="string">
            <text:p>I, mA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8.2" calcext:value-type="float">
            <text:p>8.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6.8" calcext:value-type="float">
            <text:p>6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eN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, дел</text:p>
          </table:table-cell>
          <table:table-cell office:value-type="string" calcext:value-type="string">
            <text:p>Y, дел</text:p>
          </table:table-cell>
          <table:table-cell office:value-type="string" calcext:value-type="string">
            <text:p>I, mA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.8" calcext:value-type="float">
            <text:p>2.8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2" calcext:value-type="float">
            <text:p>0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</table:table-row>
      </table:table>
      <table:table table:name="FeS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, дел</text:p>
          </table:table-cell>
          <table:table-cell office:value-type="string" calcext:value-type="string">
            <text:p>Y, дел</text:p>
          </table:table-cell>
          <table:table-cell office:value-type="string" calcext:value-type="string">
            <text:p>I, m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4" calcext:value-type="float">
            <text:p>4.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.2" calcext:value-type="float">
            <text:p>4.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.4" calcext:value-type="float">
            <text:p>3.4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imbus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imbus Sans" style:font-family-complex="'Nimbus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21:43:54.579891380</meta:creation-date>
    <dc:date>2024-10-05T23:20:12.672882207</dc:date>
    <meta:editing-duration>PT44M31S</meta:editing-duration>
    <meta:editing-cycles>3</meta:editing-cycles>
    <meta:generator>LibreOffice/24.8.2.1$Linux_X86_64 LibreOffice_project/480$Build-1</meta:generator>
    <meta:document-statistic meta:table-count="3" meta:cell-count="90" meta:object-count="0"/>
  </office:meta>
</office:document-meta>
</file>